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ad64" officeooo:paragraph-rsid="0004ad64"/>
    </style:style>
    <style:style style:name="P2" style:family="paragraph" style:parent-style-name="Standard">
      <style:text-properties officeooo:rsid="0005f8e9" officeooo:paragraph-rsid="0005f8e9"/>
    </style:style>
    <style:style style:name="P3" style:family="paragraph" style:parent-style-name="Standard">
      <style:text-properties officeooo:rsid="0007adc3" officeooo:paragraph-rsid="0007a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el primer fichero.</text:p>
      <text:p text:style-name="P2">Con una línea más.</text:p>
      <text:p text:style-name="P3">Tercera líne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0:44:31.989000000</meta:creation-date>
    <dc:date>2023-10-16T12:31:03.367000000</dc:date>
    <meta:editing-duration>PT1M40S</meta:editing-duration>
    <meta:editing-cycles>3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3" meta:word-count="11" meta:character-count="58" meta:non-whitespace-character-count="50"/>
  </office:meta>
</office:document-meta>
</file>